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unjab University<text:s text:c="2"/>Lahore , Algo architects<text:s text:c="85"/>1</text:span></text:p>
      <text:p text:style-name="P1"><text:span text:style-name="T1"/></text:p>
      <text:p text:style-name="P1"><text:span text:style-name="T1"><text:s text:c="2"/>Table of Content</text:span></text:p>
      <text:p text:style-name="P1"><text:span text:style-name="T1"/></text:p>
      <text:p text:style-name="P1"><text:span text:style-name="T1">Boilerplate Code</text:span></text:p>
      <text:p text:style-name="P1"><text:span text:style-name="T1">Two Pointer Approach</text:span><text:span text:style-name="T2"/></text:p>
      <text:p text:style-name="P1"><text:span text:style-name="T3">Gcd and itertools and Collection and numpy</text:span></text:p>
      <text:p text:style-name="P1"><text:span text:style-name="T3">BFS anf DFS</text:span></text:p>
      <text:p text:style-name="P1"><text:span text:style-name="T3">Eulerian Circuit / Path</text:span></text:p>
      <text:p text:style-name="P1"><text:span text:style-name="T3"><text:s/>Bridges</text:span></text:p>
      <text:p text:style-name="P1"><text:span text:style-name="T3"><text:s/>Articulation/Cut Point</text:span></text:p>
      <text:p text:style-name="P1"><text:span text:style-name="T3">Strongly Connected Components (Kosaraju's Algorithm)</text:span></text:p>
      <text:p text:style-name="P1"><text:span text:style-name="T3">Bellman-Ford Algorithm</text:span></text:p>
      <text:p text:style-name="P1"><text:span text:style-name="T3">Dijkstra's Algorithm</text:span></text:p>
      <text:p text:style-name="P1"><text:span text:style-name="T3">Shortest Path </text:span></text:p>
      <text:p text:style-name="P1"><text:span text:style-name="T3">Backtracking</text:span></text:p>
      <text:p text:style-name="P1"><text:span text:style-name="T3">Solvable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Boilerplate Code</text:span><text:span text:style-name="T4"/></text:p>
      <text:p text:style-name="P1"><text:span text:style-name="T4">import sys</text:span></text:p>
      <text:p text:style-name="P1"><text:span text:style-name="T4">import math</text:span></text:p>
      <text:p text:style-name="P1"><text:span text:style-name="T4">import bisect as bs</text:span></text:p>
      <text:p text:style-name="P1"><text:span text:style-name="T4">import string as strn</text:span></text:p>
      <text:p text:style-name="P1"><text:span text:style-name="T4">import heapq as hq</text:span></text:p>
      <text:p text:style-name="P1"><text:span text:style-name="T4">import collections as clc</text:span></text:p>
      <text:p text:style-name="P1"><text:span text:style-name="T4">import itertools as it</text:span></text:p>
      <text:p text:style-name="P1"><text:span text:style-name="T4">import operator as op</text:span></text:p>
      <text:p text:style-name="P1"><text:span text:style-name="T4">import copy as cp</text:span></text:p>
      <text:p text:style-name="P1"><text:span text:style-name="T4">import queue as q</text:span></text:p>
      <text:p text:style-name="P1"><text:span text:style-name="T4">to_debug = True</text:span></text:p>
      <text:p text:style-name="P1"><text:span text:style-name="T4">def solve():</text:span></text:p>
      <text:p text:style-name="P1"><text:span text:style-name="T4">...</text:span></text:p>
      <text:p text:style-name="P1"><text:span text:style-name="T4">def main():</text:span></text:p>
      <text:p text:style-name="P1"><text:span text:style-name="T4">t = int(input())</text:span></text:p>
      <text:p text:style-name="P1"><text:span text:style-name="T4">for _ in range(t):</text:span></text:p>
      <text:p text:style-name="P1"><text:span text:style-name="T4">solve()</text:span></text:p>
      <text:p text:style-name="P1"><text:span text:style-name="T4">def input():</text:span></text:p>
      <text:p text:style-name="P1"><text:span text:style-name="T4">return sys.stdin.readline().strip('\r\n')</text:span></text:p>
      <text:p text:style-name="P1"><text:span text:style-name="T4">def inp_int():</text:span></text:p>
      <text:p text:style-name="P1"><text:span text:style-name="T4">return int(input())</text:span></text:p>
      <text:p text:style-name="P1"><text:span text:style-name="T4">def inp_map(f=None):</text:span></text:p>
      <text:p text:style-name="P1"><text:span text:style-name="T4">return map(f, input().split()) if f else map(int, input().split())</text:span></text:p>
      <text:p text:style-name="P1"><text:span text:style-name="T4">3</text:span></text:p>
      <text:p text:style-name="P1"><text:span text:style-name="T4">def inp_list(f=None):</text:span></text:p>
      <text:p text:style-name="P1"><text:span text:style-name="T4">return list(map(f, input().split())) if f else list(input())</text:span></text:p>
      <text:p text:style-name="P1"><text:span text:style-name="T4">def print(x='', end='\n'):</text:span></text:p>
      <text:p text:style-name="P1"><text:span text:style-name="T4">sys.stdout.write(str(x))</text:span></text:p>
      <text:p text:style-name="P1"><text:span text:style-name="T4">sys.stdout.write(end)</text:span></text:p>
      <text:p text:style-name="P1"><text:span text:style-name="T4">def debug(*x, end='\n', sep=' '):</text:span></text:p>
      <text:p text:style-name="P1"><text:span text:style-name="T4">if not to_debug:</text:span></text:p>
      <text:p text:style-name="P1"><text:span text:style-name="T4">return</text:span></text:p>
      <text:p text:style-name="P1"><text:span text:style-name="T4">for _x in x:</text:span></text:p>
      <text:p text:style-name="P1"><text:span text:style-name="T4">sys.stderr.write(str(_x))</text:span></text:p>
      <text:p text:style-name="P1"><text:span text:style-name="T4">sys.stderr.write(str(sep))</text:span></text:p>
      <text:p text:style-name="P1"><text:span text:style-name="T4">sys.stderr.write(end)</text:span></text:p>
      <text:p text:style-name="P1"><text:span text:style-name="T4">main()</text:span></text:p>
      <text:p text:style-name="P1"><text:span text:style-name="T5">Two Pointer Approach</text:span><text:span text:style-name="T6"/></text:p>
      <text:p text:style-name="P1"><text:span text:style-name="T6">n = int(input())</text:span></text:p>
      <text:p text:style-name="P1"><text:span text:style-name="T6">t = int(input())</text:span></text:p>
      <text:p text:style-name="P1"><text:span text:style-name="T6">books = [int(input()) for _ in range(n)]</text:span></text:p>
      <text:p text:style-name="P1"><text:span text:style-name="T6">right = 0</text:span></text:p>
      <text:p text:style-name="P1"><text:span text:style-name="T6">left = 0</text:span></text:p>
      <text:p text:style-name="P1"><text:span text:style-name="T6">cur = 0</text:span></text:p>
      <text:p text:style-name="P1"><text:span text:style-name="T6">ans = 0</text:span></text:p>
      <text:p text:style-name="P1"><text:span text:style-name="T6">while left &lt; n and right &lt; n:</text:span></text:p>
      <text:p text:style-name="P1"><text:span text:style-name="T6"># Finding the maximum right for which cur is less than t.</text:span></text:p>
      <text:p text:style-name="P1"><text:span text:style-name="T6">while right &lt; n:</text:span></text:p>
      <text:p text:style-name="P1"><text:span text:style-name="T6">cur += books[right]</text:span></text:p>
      <text:p text:style-name="P1"><text:span text:style-name="T6">right += 1</text:span></text:p>
      <text:p text:style-name="P1"><text:span text:style-name="T6"># Subtracting the exceeded book from cur.</text:span></text:p>
      <text:p text:style-name="P1"><text:span text:style-name="T6">if cur &gt; t:</text:span></text:p>
      <text:p text:style-name="P1"><text:span text:style-name="T6">right -= 1</text:span></text:p>
      <text:p text:style-name="P1"><text:span text:style-name="T6">cur -= books[right]</text:span></text:p>
      <text:p text:style-name="P1"><text:span text:style-name="T6">break</text:span></text:p>
      <text:p text:style-name="P1"><text:span text:style-name="T6">4</text:span></text:p>
      <text:p text:style-name="P1"><text:span text:style-name="T6">ans = max(ans, right - left)</text:span></text:p>
      <text:p text:style-name="P1"><text:span text:style-name="T6">cur -= books[left]</text:span></text:p>
      <text:p text:style-name="P1"><text:span text:style-name="T6">left += 1</text:span></text:p>
      <text:p text:style-name="P1"><text:span text:style-name="T6">print(ans)</text:span></text:p>
      <text:p text:style-name="P1"><text:span text:style-name="T6">import math ..... print(math.</text:span><text:span text:style-name="T7">gcd</text:span><text:span text:style-name="T8">(20, 30))<text:s text:c="2"/># Greatest Common Divisor..... print(math.factorial(5)) #Factorial of 5..... print(math.comb(5, 2))<text:s text:c="4"/># Combinations of 5 taken 2 at a time ..... print(math.isqrt(25))<text:s text:c="5"/># Integer square root of 25<text:s text:c="4"/>#end<text:s text:c="5"/>import itertools</text:span></text:p>
      <text:p text:style-name="P1"><text:span text:style-name="T8">arr = [1, 2, 3] ; print(list(</text:span><text:span text:style-name="T9">itertools</text:span><text:span text:style-name="T10">.permutations(arr)))<text:s text:c="2"/># Generate permutations ; print(list(itertools.combinations(arr, 2)))<text:s text:c="2"/># Generate combinations of 2 ; print(list(itertools.product(arr, repeat=2)))<text:s text:c="2"/># Cartesian product #end</text:span></text:p>
      <text:p text:style-name="P1"><text:span text:style-name="T11">import collections</text:span><text:span text:style-name="T12"/></text:p>
      <text:p text:style-name="P1"><text:span text:style-name="T12">counter = collections.Counter([1, 2, 2, 3, 3, 3]).... print(counter)<text:s text:c="2"/># Output: Counter({3: 3, 2: 2, 1: 1}) # Deque (double-ended queue).... dq = collections.deque([1, 2, 3]); dq.appendleft(0);</text:span></text:p>
      <text:p text:style-name="P1"><text:span text:style-name="T12">dq.append(4); print(dq)<text:s text:c="2"/># deque([0, 1, 2, 3, 4]) # defaultdict ; dd = collections.defaultdict(int; dd["key"] += 1; print(dd["key"])<text:s text:c="2"/># Output: 1 #end</text:span></text:p>
      <text:p text:style-name="P1"><text:span text:style-name="T12">import heapq ; heap = [];heapq.heappush(heap, 10);heapq.heappush(heap, 20); heapq.heappush(heap, 5);print(heapq.heappop(heap))<text:s text:c="2"/># Output: 5 (smallest element ; print(heapq.nlargest(2, heap))<text:s text:c="2"/># Output: [20, 10] #end </text:span></text:p>
      <text:p text:style-name="P1"><text:span text:style-name="T12">import bisect ; arr = [1, 3, 4, 10, 12] ;print(bisect.bisect_left(arr, 5))<text:s text:c="2"/># Output: 3 (Position where 5 should go);print(bisect.bisect_right(arr, 10))<text:s text:c="2"/># Output: 4 (Position for 10); #end</text:span></text:p>
      <text:p text:style-name="P1"><text:span text:style-name="T12">import sys ; input = sys.stdin.read ; data = input().splitlines(); print(data) #end </text:span></text:p>
      <text:p text:style-name="P1"><text:span text:style-name="T13">import numpy as np</text:span></text:p>
      <text:p text:style-name="P1"><text:span text:style-name="T14">from collections import deque ; dq = deque([1, 2, 3]) ; dq.appendleft(0); dq.append(4); dq.pop(); dq.popleft(); print(dq)<text:s text:c="2"/># Output: deque([1, 2, 3]) #end</text:span></text:p>
      <text:p text:style-name="P1"><text:span text:style-name="T14">from collections import defaultdict</text:span></text:p>
      <text:p text:style-name="P1"><text:span text:style-name="T14">frequency = defaultdict(int)</text:span></text:p>
      <text:p text:style-name="P1"><text:span text:style-name="T14">for char in "lubaba":</text:span></text:p>
      <text:p text:style-name="P1"><text:span text:style-name="T14"><text:s text:c="4"/>frequency[char] += 1</text:span></text:p>
      <text:p text:style-name="P1"><text:span text:style-name="T14">print(frequency.values())<text:s text:c="2"/></text:span></text:p>
      <text:p text:style-name="P1"><text:span text:style-name="T14">for value in frequency.values():</text:span></text:p>
      <text:p text:style-name="P1"><text:span text:style-name="T14"><text:s text:c="4"/>print(value)</text:span></text:p>
      <text:p text:style-name="P1"><text:span text:style-name="T14">l=list(frequency.values())</text:span></text:p>
      <text:p text:style-name="P1"><text:span text:style-name="T14">print(l[0:2]).............</text:span></text:p>
      <text:p text:style-name="P1"><text:span text:style-name="T14">def dfs(graph, node, visited):</text:span></text:p>
      <text:p text:style-name="P1"><text:span text:style-name="T14"><text:s text:c="4"/>visited.add(node)<text:s text:c="2"/># Mark the node as visited</text:span></text:p>
      <text:p text:style-name="P1"><text:span text:style-name="T14"><text:s text:c="4"/>print(node, end=" ")<text:s text:c="2"/># Process the node</text:span></text:p>
      <text:p text:style-name="P1"><text:span text:style-name="T14"><text:s text:c="4"/>for neighbor in graph[node]:</text:span></text:p>
      <text:p text:style-name="P1"><text:span text:style-name="T14"><text:s text:c="8"/>if neighbor not in visited:</text:span></text:p>
      <text:p text:style-name="P1"><text:span text:style-name="T14"><text:s text:c="12"/>dfs(graph, neighbor, visited)</text:span></text:p>
      <text:p text:style-name="P1"><text:span text:style-name="T14">graph = {1: [2, 3],2: [1, 4, 5],3: [1],4: [2],5: [2]}............. visited = set() ..... dfs(graph, 1, visited) </text:span></text:p>
      <text:p text:style-name="P1"><text:span text:style-name="T15">BFS anf DFS</text:span><text:span text:style-name="T16"/></text:p>
      <text:p text:style-name="P1"><text:span text:style-name="T16">from collections import deque</text:span></text:p>
      <text:p text:style-name="P1"><text:span text:style-name="T16">def bfs(graph, start):</text:span></text:p>
      <text:p text:style-name="P1"><text:span text:style-name="T16"><text:s text:c="4"/>visited = set()<text:s text:c="2"/># Set to keep track of visited nodes</text:span></text:p>
      <text:p text:style-name="P1"><text:span text:style-name="T16"><text:s text:c="4"/>queue = deque([start])<text:s text:c="2"/># Queue for BFS</text:span></text:p>
      <text:p text:style-name="P1"><text:span text:style-name="T16"><text:s text:c="4"/>visited.add(start)</text:span></text:p>
      <text:p text:style-name="P1"><text:span text:style-name="T16"><text:s text:c="4"/>while queue:</text:span></text:p>
      <text:p text:style-name="P1"><text:span text:style-name="T16"><text:s text:c="8"/>node = queue.popleft()<text:s text:c="2"/># Get the node from the front of the queue</text:span></text:p>
      <text:p text:style-name="P1"><text:span text:style-name="T16"><text:s text:c="8"/>print(node, end=" ")<text:s text:c="2"/># Process the node</text:span></text:p>
      <text:p text:style-name="P1"><text:span text:style-name="T16"><text:s text:c="8"/>for neighbor in graph[node]:</text:span></text:p>
      <text:p text:style-name="P1"><text:span text:style-name="T16"><text:s text:c="12"/>if neighbor not in visited:</text:span></text:p>
      <text:p text:style-name="P1"><text:span text:style-name="T16"><text:s text:c="16"/>visited.add(neighbor)</text:span></text:p>
      <text:p text:style-name="P1"><text:span text:style-name="T16"><text:s text:c="16"/>queue.append(neighbor)</text:span></text:p>
      <text:p text:style-name="P1"><text:span text:style-name="T16">bfs(graph, 1) #end</text:span></text:p>
      <text:p text:style-name="P1"><text:span text:style-name="T16">my_dict = {'a': 1, 'b': 2, 'c': 3}</text:span></text:p>
      <text:p text:style-name="P1"><text:span text:style-name="T16">for key, value in my_dict.items():</text:span></text:p>
      <text:p text:style-name="P1"><text:span text:style-name="T16"><text:s text:c="4"/>print(f"Key: {key}, Value: {value}") #end </text:span></text:p>
      <text:p text:style-name="P1"><text:span text:style-name="T16"><text:s/></text:span><text:span text:style-name="T17">Eulerian Circuit / Path</text:span><text:span text:style-name="T18"/></text:p>
      <text:p text:style-name="P1"><text:span text:style-name="T18">Eulerian Path and Eulerian Circuit are algorithms to find a path that visits every edge of a graph exactly once. An Eulerian Circuit starts and ends at the same vertex, while an Eulerian Path may start and end at different vertices.</text:span></text:p>
      <text:p text:style-name="P1"><text:span text:style-name="T18">python</text:span></text:p>
      <text:p text:style-name="P1"><text:span text:style-name="T18">Copy</text:span></text:p>
      <text:p text:style-name="P1"><text:span text:style-name="T19">Check if the graph has an Eulerian Circuit or Path</text:span><text:span text:style-name="T20"/></text:p>
      <text:p text:style-name="P1"><text:span text:style-name="T20">def is_eulerian(graph):</text:span></text:p>
      <text:p text:style-name="P1"><text:span text:style-name="T20"><text:s text:c="4"/>odd_degree_vertices = 0</text:span></text:p>
      <text:p text:style-name="P1"><text:span text:style-name="T20"><text:s text:c="4"/>for node in graph:</text:span></text:p>
      <text:p text:style-name="P1"><text:span text:style-name="T20"><text:s text:c="8"/>if len(graph[node]) % 2 != 0:</text:span></text:p>
      <text:p text:style-name="P1"><text:span text:style-name="T20"><text:s text:c="12"/>odd_degree_vertices += 1</text:span></text:p>
      <text:p text:style-name="P1"><text:span text:style-name="T20"><text:s text:c="4"/>if odd_degree_vertices == 0:</text:span></text:p>
      <text:p text:style-name="P1"><text:span text:style-name="T20"><text:s text:c="8"/>return "Eulerian Circuit"</text:span></text:p>
      <text:p text:style-name="P1"><text:span text:style-name="T20"><text:s text:c="4"/>elif odd_degree_vertices == 2:</text:span></text:p>
      <text:p text:style-name="P1"><text:span text:style-name="T20"><text:s text:c="8"/>return "Eulerian Path"</text:span></text:p>
      <text:p text:style-name="P1"><text:span text:style-name="T20"><text:s text:c="4"/>else:</text:span></text:p>
      <text:p text:style-name="P1"><text:span text:style-name="T20"><text:s text:c="8"/>return "No Eulerian Path or Circuit"</text:span></text:p>
      <text:p text:style-name="P1"><text:span text:style-name="T20"># Example graph</text:span></text:p>
      <text:p text:style-name="P1"><text:span text:style-name="T20">graph = {</text:span></text:p>
      <text:p text:style-name="P1"><text:span text:style-name="T20"><text:s text:c="4"/>0: [1, 2],</text:span></text:p>
      <text:p text:style-name="P1"><text:span text:style-name="T20"><text:s text:c="4"/>1: [0, 2, 3],</text:span></text:p>
      <text:p text:style-name="P1"><text:span text:style-name="T20"><text:s text:c="4"/>2: [0, 1, 3],</text:span></text:p>
      <text:p text:style-name="P1"><text:span text:style-name="T20"><text:s text:c="4"/>3: [1, 2]</text:span></text:p>
      <text:p text:style-name="P1"><text:span text:style-name="T20">}</text:span></text:p>
      <text:p text:style-name="P1"><text:span text:style-name="T20">print(is_eulerian(graph))<text:s text:c="2"/># Eulerian Circuit</text:span></text:p>
      <text:p text:style-name="P1"><text:span text:style-name="T20">1.2<text:s/></text:span><text:span text:style-name="T21">Bridges</text:span><text:span text:style-name="T22"/></text:p>
      <text:p text:style-name="P1"><text:span text:style-name="T22">A bridge in a graph is an edge that, if removed, increases the number of connected components.</text:span></text:p>
      <text:p text:style-name="P1"><text:span text:style-name="T22">python</text:span></text:p>
      <text:p text:style-name="P1"><text:span text:style-name="T22">Copy</text:span></text:p>
      <text:p text:style-name="P1"><text:span text:style-name="T22"># Find bridges in a graph using DFS</text:span></text:p>
      <text:p text:style-name="P1"><text:span text:style-name="T22">def dfs(graph, node, visited, parent, low, disc, bridges):</text:span></text:p>
      <text:p text:style-name="P1"><text:span text:style-name="T22"><text:s text:c="4"/>visited[node] = True</text:span></text:p>
      <text:p text:style-name="P1"><text:span text:style-name="T22"><text:s text:c="4"/>disc[node] = low[node] = dfs.time</text:span></text:p>
      <text:p text:style-name="P1"><text:span text:style-name="T22"><text:s text:c="4"/>dfs.time += 1</text:span></text:p>
      <text:p text:style-name="P1"><text:span text:style-name="T22"><text:s text:c="4"/></text:span></text:p>
      <text:p text:style-name="P1"><text:span text:style-name="T22"><text:s text:c="4"/>for neighbor in graph[node]:</text:span></text:p>
      <text:p text:style-name="P1"><text:span text:style-name="T22"><text:s text:c="8"/>if not visited[neighbor]:</text:span></text:p>
      <text:p text:style-name="P1"><text:span text:style-name="T22"><text:s text:c="12"/>dfs(graph, neighbor, visited, node, low, disc, bridges)</text:span></text:p>
      <text:p text:style-name="P1"><text:span text:style-name="T22"><text:s text:c="12"/>low[node] = min(low[node], low[neighbor])</text:span></text:p>
      <text:p text:style-name="P1"><text:span text:style-name="T22"><text:s text:c="12"/>if low[neighbor] &gt; disc[node]:</text:span></text:p>
      <text:p text:style-name="P1"><text:span text:style-name="T22"><text:s text:c="16"/>bridges.append((node, neighbor))</text:span></text:p>
      <text:p text:style-name="P1"><text:span text:style-name="T22"><text:s text:c="8"/>elif neighbor != parent:</text:span></text:p>
      <text:p text:style-name="P1"><text:span text:style-name="T22"><text:s text:c="12"/>low[node] = min(low[node], disc[neighbor])</text:span></text:p>
      <text:p text:style-name="P1"><text:span text:style-name="T22"/></text:p>
      <text:p text:style-name="P1"><text:span text:style-name="T22">def find_bridges(graph):</text:span></text:p>
      <text:p text:style-name="P1"><text:span text:style-name="T22"><text:s text:c="4"/>visited = [False] * len(graph)</text:span></text:p>
      <text:p text:style-name="P1"><text:span text:style-name="T22"><text:s text:c="4"/>disc = [-1] * len(graph)</text:span></text:p>
      <text:p text:style-name="P1"><text:span text:style-name="T22"><text:s text:c="4"/>low = [-1] * len(graph)</text:span></text:p>
      <text:p text:style-name="P1"><text:span text:style-name="T22"><text:s text:c="4"/>bridges = []</text:span></text:p>
      <text:p text:style-name="P1"><text:span text:style-name="T22"><text:s text:c="4"/>dfs.time = 0</text:span></text:p>
      <text:p text:style-name="P1"><text:span text:style-name="T22"><text:s text:c="4"/>for node in range(len(graph)):</text:span></text:p>
      <text:p text:style-name="P1"><text:span text:style-name="T22"><text:s text:c="8"/>if not visited[node]:</text:span></text:p>
      <text:p text:style-name="P1"><text:span text:style-name="T22"><text:s text:c="12"/>dfs(graph, node, visited, -1, low, disc, bridges)</text:span></text:p>
      <text:p text:style-name="P1"><text:span text:style-name="T22"><text:s text:c="4"/>return bridges</text:span></text:p>
      <text:p text:style-name="P1"><text:span text:style-name="T22">graph = {</text:span></text:p>
      <text:p text:style-name="P1"><text:span text:style-name="T22"><text:s text:c="4"/>0: [1, 2],</text:span></text:p>
      <text:p text:style-name="P1"><text:span text:style-name="T22"><text:s text:c="4"/>1: [0, 2],</text:span></text:p>
      <text:p text:style-name="P1"><text:span text:style-name="T22"><text:s text:c="4"/>2: [0, 1, 3],</text:span></text:p>
      <text:p text:style-name="P1"><text:span text:style-name="T22"><text:s text:c="4"/>3: [2]</text:span></text:p>
      <text:p text:style-name="P1"><text:span text:style-name="T22">}</text:span></text:p>
      <text:p text:style-name="P1"><text:span text:style-name="T22">print(find_bridges(graph))<text:s text:c="2"/># [(2, 3)]</text:span></text:p>
      <text:p text:style-name="P1"><text:span text:style-name="T22">1.</text:span><text:span text:style-name="T23">3 Articulation/Cut Point</text:span><text:span text:style-name="T24"/></text:p>
      <text:p text:style-name="P1"><text:span text:style-name="T24">An articulation point (or cut vertex) is a vertex which, when removed, increases the number of connected components.</text:span></text:p>
      <text:p text:style-name="P1"><text:span text:style-name="T24">python</text:span></text:p>
      <text:p text:style-name="P1"><text:span text:style-name="T24">Copy</text:span></text:p>
      <text:p text:style-name="P1"><text:span text:style-name="T24"># Find articulation points using DFS</text:span></text:p>
      <text:p text:style-name="P1"><text:span text:style-name="T24">def dfs(graph, node, visited, parent, low, disc, ap, time):</text:span></text:p>
      <text:p text:style-name="P1"><text:span text:style-name="T24"><text:s text:c="4"/>visited[node] = True</text:span></text:p>
      <text:p text:style-name="P1"><text:span text:style-name="T24"><text:s text:c="4"/>disc[node] = low[node] = time</text:span></text:p>
      <text:p text:style-name="P1"><text:span text:style-name="T24"><text:s text:c="4"/>time += 1</text:span></text:p>
      <text:p text:style-name="P1"><text:span text:style-name="T24"><text:s text:c="4"/>children = 0</text:span></text:p>
      <text:p text:style-name="P1"><text:span text:style-name="T24"><text:s text:c="4"/>for neighbor in graph[node]:</text:span></text:p>
      <text:p text:style-name="P1"><text:span text:style-name="T24"><text:s text:c="8"/>if not visited[neighbor]:</text:span></text:p>
      <text:p text:style-name="P1"><text:span text:style-name="T24"><text:s text:c="12"/>children += 1</text:span></text:p>
      <text:p text:style-name="P1"><text:span text:style-name="T24"><text:s text:c="12"/>dfs(graph, neighbor, visited, node, low, disc, ap, time)</text:span></text:p>
      <text:p text:style-name="P1"><text:span text:style-name="T24"><text:s text:c="12"/>low[node] = min(low[node], low[neighbor])<text:s text:c="6"/></text:span></text:p>
      <text:p text:style-name="P1"><text:span text:style-name="T24"><text:s text:c="12"/>if parent[node] == -1 and children &gt; 1:</text:span></text:p>
      <text:p text:style-name="P1"><text:span text:style-name="T24"><text:s text:c="16"/>ap[node] = True</text:span></text:p>
      <text:p text:style-name="P1"><text:span text:style-name="T24"><text:s text:c="12"/>if parent[node] != -1 and low[neighbor] &gt;= disc[node]:</text:span></text:p>
      <text:p text:style-name="P1"><text:span text:style-name="T24"><text:s text:c="16"/>ap[node] = True</text:span></text:p>
      <text:p text:style-name="P1"><text:span text:style-name="T24"><text:s text:c="8"/>elif neighbor != parent[node]:</text:span></text:p>
      <text:p text:style-name="P1"><text:span text:style-name="T24"><text:s text:c="12"/>low[node] = min(low[node], disc[neighbor])</text:span></text:p>
      <text:p text:style-name="P1"><text:span text:style-name="T24">def find_articulation_points(graph):</text:span></text:p>
      <text:p text:style-name="P1"><text:span text:style-name="T24"><text:s text:c="4"/>visited = [False] * len(graph)</text:span></text:p>
      <text:p text:style-name="P1"><text:span text:style-name="T24"><text:s text:c="4"/>disc = [-1] * len(graph)</text:span></text:p>
      <text:p text:style-name="P1"><text:span text:style-name="T24"><text:s text:c="4"/>low = [-1] * len(graph)</text:span></text:p>
      <text:p text:style-name="P1"><text:span text:style-name="T24"><text:s text:c="4"/>ap = [False] * len(graph)</text:span></text:p>
      <text:p text:style-name="P1"><text:span text:style-name="T24"><text:s text:c="4"/>parent = [-1] * len(graph)</text:span></text:p>
      <text:p text:style-name="P1"><text:span text:style-name="T24"><text:s text:c="4"/>time = 0<text:s text:c="2"/></text:span></text:p>
      <text:p text:style-name="P1"><text:span text:style-name="T24"><text:s text:c="4"/>for node in range(len(graph)):</text:span></text:p>
      <text:p text:style-name="P1"><text:span text:style-name="T24"><text:s text:c="8"/>if not visited[node]:</text:span></text:p>
      <text:p text:style-name="P1"><text:span text:style-name="T24"><text:s text:c="12"/>dfs(graph, node, visited, parent, low, disc, ap, time)</text:span></text:p>
      <text:p text:style-name="P1"><text:span text:style-name="T24"><text:s text:c="4"/>return [i for i, x in enumerate(ap) if x]</text:span></text:p>
      <text:p text:style-name="P1"><text:span text:style-name="T24">graph = {</text:span></text:p>
      <text:p text:style-name="P1"><text:span text:style-name="T24"><text:s text:c="4"/>0: [1, 2],</text:span></text:p>
      <text:p text:style-name="P1"><text:span text:style-name="T24"><text:s text:c="4"/>1: [0, 2],</text:span></text:p>
      <text:p text:style-name="P1"><text:span text:style-name="T24"><text:s text:c="4"/>2: [0, 1, 3],</text:span></text:p>
      <text:p text:style-name="P1"><text:span text:style-name="T24"><text:s text:c="4"/>3: [2]</text:span></text:p>
      <text:p text:style-name="P1"><text:span text:style-name="T24">}</text:span></text:p>
      <text:p text:style-name="P1"><text:span text:style-name="T24">print(find_articulation_points(graph))<text:s text:c="2"/># [2]</text:span></text:p>
      <text:p text:style-name="P1"><text:span text:style-name="T25">Strongly Connected Components (Kosaraju's Algorithm)</text:span></text:p>
      <text:p text:style-name="P1"><text:span text:style-name="T26">A strongly connected component (SCC) is a maximal subgraph where each vertex is reachable from every other vertex in the component.</text:span></text:p>
      <text:p text:style-name="P1"><text:span text:style-name="T26">python</text:span></text:p>
      <text:p text:style-name="P1"><text:span text:style-name="T26">Copy</text:span></text:p>
      <text:p text:style-name="P1"><text:span text:style-name="T26">from collections import defaultdict</text:span></text:p>
      <text:p text:style-name="P1"><text:span text:style-name="T26"># Kosaraju's Algorithm for Strongly Connected Components</text:span></text:p>
      <text:p text:style-name="P1"><text:span text:style-name="T26">def dfs(graph, node, visited, stack):</text:span></text:p>
      <text:p text:style-name="P1"><text:span text:style-name="T26"><text:s text:c="4"/>visited[node] = True</text:span></text:p>
      <text:p text:style-name="P1"><text:span text:style-name="T26"><text:s text:c="4"/>for neighbor in graph[node]:</text:span></text:p>
      <text:p text:style-name="P1"><text:span text:style-name="T26"><text:s text:c="8"/>if not visited[neighbor]:</text:span></text:p>
      <text:p text:style-name="P1"><text:span text:style-name="T26"><text:s text:c="12"/>dfs(graph, neighbor, visited, stack)</text:span></text:p>
      <text:p text:style-name="P1"><text:span text:style-name="T26"><text:s text:c="4"/>stack.append(node)</text:span></text:p>
      <text:p text:style-name="P1"><text:span text:style-name="T26">def transpose(graph):</text:span></text:p>
      <text:p text:style-name="P1"><text:span text:style-name="T26"><text:s text:c="4"/>transposed = defaultdict(list)</text:span></text:p>
      <text:p text:style-name="P1"><text:span text:style-name="T26"><text:s text:c="4"/>for node in graph:</text:span></text:p>
      <text:p text:style-name="P1"><text:span text:style-name="T26"><text:s text:c="8"/>for neighbor in graph[node]:</text:span></text:p>
      <text:p text:style-name="P1"><text:span text:style-name="T26"><text:s text:c="12"/>transposed[neighbor].append(node)</text:span></text:p>
      <text:p text:style-name="P1"><text:span text:style-name="T26"><text:s text:c="4"/>return transposed</text:span></text:p>
      <text:p text:style-name="P1"><text:span text:style-name="T26">def kosaraju(graph):</text:span></text:p>
      <text:p text:style-name="P1"><text:span text:style-name="T26"><text:s text:c="4"/>stack = []</text:span></text:p>
      <text:p text:style-name="P1"><text:span text:style-name="T26"><text:s text:c="4"/>visited = [False] * len(graph)</text:span></text:p>
      <text:p text:style-name="P1"><text:span text:style-name="T26"><text:s text:c="4"/></text:span></text:p>
      <text:p text:style-name="P1"><text:span text:style-name="T26"><text:s text:c="4"/># Step 1: Fill stack with the finishing times of nodes</text:span></text:p>
      <text:p text:style-name="P1"><text:span text:style-name="T26"><text:s text:c="4"/>for node in range(len(graph)):</text:span></text:p>
      <text:p text:style-name="P1"><text:span text:style-name="T26"><text:s text:c="8"/>if not visited[node]:</text:span></text:p>
      <text:p text:style-name="P1"><text:span text:style-name="T26"><text:s text:c="12"/>dfs(graph, node, visited, stack)</text:span></text:p>
      <text:p text:style-name="P1"><text:span text:style-name="T26"><text:s text:c="4"/># Step 2: Transpose the graph</text:span></text:p>
      <text:p text:style-name="P1"><text:span text:style-name="T26"><text:s text:c="4"/>transposed_graph = transpose(graph)<text:s text:c="2"/></text:span></text:p>
      <text:p text:style-name="P1"><text:span text:style-name="T26"><text:s text:c="4"/># Step 3: DFS on the transposed graph</text:span></text:p>
      <text:p text:style-name="P1"><text:span text:style-name="T26"><text:s text:c="4"/>visited = [False] * len(graph)</text:span></text:p>
      <text:p text:style-name="P1"><text:span text:style-name="T26"><text:s text:c="4"/>scc = []</text:span></text:p>
      <text:p text:style-name="P1"><text:span text:style-name="T26"><text:s text:c="4"/>while stack:</text:span></text:p>
      <text:p text:style-name="P1"><text:span text:style-name="T26"><text:s text:c="8"/>node = stack.pop()</text:span></text:p>
      <text:p text:style-name="P1"><text:span text:style-name="T26"><text:s text:c="8"/>if not visited[node]:</text:span></text:p>
      <text:p text:style-name="P1"><text:span text:style-name="T26"><text:s text:c="12"/>component = []</text:span></text:p>
      <text:p text:style-name="P1"><text:span text:style-name="T26"><text:s text:c="12"/>dfs(transposed_graph, node, visited, component)</text:span></text:p>
      <text:p text:style-name="P1"><text:span text:style-name="T26"><text:s text:c="12"/>scc.append(component)</text:span></text:p>
      <text:p text:style-name="P1"><text:span text:style-name="T26"><text:s text:c="4"/>return scc</text:span></text:p>
      <text:p text:style-name="P1"><text:span text:style-name="T26">graph = {</text:span></text:p>
      <text:p text:style-name="P1"><text:span text:style-name="T26"><text:s text:c="4"/>0: [1],</text:span></text:p>
      <text:p text:style-name="P1"><text:span text:style-name="T26"><text:s text:c="4"/>1: [2],</text:span></text:p>
      <text:p text:style-name="P1"><text:span text:style-name="T26"><text:s text:c="4"/>2: [0, 3],</text:span></text:p>
      <text:p text:style-name="P1"><text:span text:style-name="T26"><text:s text:c="4"/>3: [3]</text:span></text:p>
      <text:p text:style-name="P1"><text:span text:style-name="T26">}</text:span></text:p>
      <text:p text:style-name="P1"><text:span text:style-name="T26">print(kosaraju(graph))<text:s text:c="2"/># [[3], [2], [1], [0]]</text:span></text:p>
      <text:p text:style-name="P1"><text:span text:style-name="T26">1.5 Minimum Spanning Tree (Kruskal’s Algorithm)</text:span></text:p>
      <text:p text:style-name="P1"><text:span text:style-name="T26">Kruskal's algorithm finds the Minimum Spanning Tree (MST) of a graph by using a union-find data structure.</text:span></text:p>
      <text:p text:style-name="P1"><text:span text:style-name="T26"># Kruskal's Algorithm for Minimum Spanning Tree (MST)</text:span></text:p>
      <text:p text:style-name="P1"><text:span text:style-name="T26">class UnionFind:</text:span></text:p>
      <text:p text:style-name="P1"><text:span text:style-name="T26"><text:s text:c="4"/>def __init__(self, n):</text:span></text:p>
      <text:p text:style-name="P1"><text:span text:style-name="T26"><text:s text:c="8"/>self.parent = list(range(n))</text:span></text:p>
      <text:p text:style-name="P1"><text:span text:style-name="T26"><text:s text:c="8"/>self.rank = [0] * n<text:s text:c="2"/></text:span></text:p>
      <text:p text:style-name="P1"><text:span text:style-name="T26"><text:s text:c="4"/>def find(self, x):</text:span></text:p>
      <text:p text:style-name="P1"><text:span text:style-name="T26"><text:s text:c="8"/>if self.parent[x] != x:</text:span></text:p>
      <text:p text:style-name="P1"><text:span text:style-name="T26"><text:s text:c="12"/>self.parent[x] = self.find(self.parent[x])</text:span></text:p>
      <text:p text:style-name="P1"><text:span text:style-name="T26"><text:s text:c="8"/>return self.parent[x]</text:span></text:p>
      <text:p text:style-name="P1"><text:span text:style-name="T26"><text:s text:c="4"/>def union(self, x, y):</text:span></text:p>
      <text:p text:style-name="P1"><text:span text:style-name="T26"><text:s text:c="8"/>rootX = self.find(x)</text:span></text:p>
      <text:p text:style-name="P1"><text:span text:style-name="T26"><text:s text:c="8"/>rootY = self.find(y)<text:s text:c="3"/></text:span></text:p>
      <text:p text:style-name="P1"><text:span text:style-name="T26"><text:s text:c="8"/>if rootX != rootY:</text:span></text:p>
      <text:p text:style-name="P1"><text:span text:style-name="T26"><text:s text:c="12"/>if self.rank[rootX] &gt; self.rank[rootY]:</text:span></text:p>
      <text:p text:style-name="P1"><text:span text:style-name="T26"><text:s text:c="16"/>self.parent[rootY] = rootX</text:span></text:p>
      <text:p text:style-name="P1"><text:span text:style-name="T26"><text:s text:c="12"/>elif self.rank[rootX] &lt; self.rank[rootY]:</text:span></text:p>
      <text:p text:style-name="P1"><text:span text:style-name="T26"><text:s text:c="16"/>self.parent[rootX] = rootY</text:span></text:p>
      <text:p text:style-name="P1"><text:span text:style-name="T26"><text:s text:c="12"/>else:</text:span></text:p>
      <text:p text:style-name="P1"><text:span text:style-name="T26"><text:s text:c="16"/>self.parent[rootY] = rootX</text:span></text:p>
      <text:p text:style-name="P1"><text:span text:style-name="T26"><text:s text:c="16"/>self.rank[rootX] += 1</text:span></text:p>
      <text:p text:style-name="P1"><text:span text:style-name="T26">def kruskal(n, edges):</text:span></text:p>
      <text:p text:style-name="P1"><text:span text:style-name="T26"><text:s text:c="4"/>uf = UnionFind(n)</text:span></text:p>
      <text:p text:style-name="P1"><text:span text:style-name="T26"><text:s text:c="4"/>mst = []</text:span></text:p>
      <text:p text:style-name="P1"><text:span text:style-name="T26"><text:s text:c="4"/>edges.sort(key=lambda x: x[2])<text:s text:c="2"/># Sort edges by weight</text:span></text:p>
      <text:p text:style-name="P1"><text:span text:style-name="T26"><text:s text:c="4"/></text:span></text:p>
      <text:p text:style-name="P1"><text:span text:style-name="T26"><text:s text:c="4"/>for u, v, w in edges:</text:span></text:p>
      <text:p text:style-name="P1"><text:span text:style-name="T26"><text:s text:c="8"/>if uf.find(u) != uf.find(v):</text:span></text:p>
      <text:p text:style-name="P1"><text:span text:style-name="T26"><text:s text:c="12"/>uf.union(u, v)</text:span></text:p>
      <text:p text:style-name="P1"><text:span text:style-name="T26"><text:s text:c="12"/>mst.append((u, v, w))</text:span></text:p>
      <text:p text:style-name="P1"><text:span text:style-name="T26"><text:s text:c="4"/></text:span></text:p>
      <text:p text:style-name="P1"><text:span text:style-name="T26"><text:s text:c="4"/>return mst</text:span></text:p>
      <text:p text:style-name="P1"><text:span text:style-name="T26">edges = [(0, 1, 10), (0, 2, 6), (0, 3, 5), (1, 3, 15), (2, 3, 4)]</text:span></text:p>
      <text:p text:style-name="P1"><text:span text:style-name="T26">print(kruskal(4, edges))<text:s text:c="2"/># [(2, 3, 4), (0, 3, 5), (0, 1, 10)]</text:span></text:p>
      <text:p text:style-name="P1"><text:span text:style-name="T27">1.6 Bellman-Ford Algorithm</text:span><text:span text:style-name="T28"/></text:p>
      <text:p text:style-name="P1"><text:span text:style-name="T28">Bellman-Ford is used to find the shortest path from a single source to all other vertices in a weighted graph, and it can handle negative weights.</text:span></text:p>
      <text:p text:style-name="P1"><text:span text:style-name="T28"># Bellman-Ford Algorithm</text:span></text:p>
      <text:p text:style-name="P1"><text:span text:style-name="T28">def bellman_ford(graph, V, start):</text:span></text:p>
      <text:p text:style-name="P1"><text:span text:style-name="T28"><text:s text:c="4"/>distance = [float('inf')] * V</text:span></text:p>
      <text:p text:style-name="P1"><text:span text:style-name="T28"><text:s text:c="4"/>distance[start] = 0<text:s text:c="4"/></text:span></text:p>
      <text:p text:style-name="P1"><text:span text:style-name="T28"><text:s text:c="4"/># Relax all edges |V| - 1 times</text:span></text:p>
      <text:p text:style-name="P1"><text:span text:style-name="T28"><text:s text:c="4"/>for _ in range(V - 1):</text:span></text:p>
      <text:p text:style-name="P1"><text:span text:style-name="T28"><text:s text:c="8"/>for u, v, weight in graph:</text:span></text:p>
      <text:p text:style-name="P1"><text:span text:style-name="T28"><text:s text:c="12"/>if distance[u] != float('inf') and distance[u] + weight &lt; distance[v]:</text:span></text:p>
      <text:p text:style-name="P1"><text:span text:style-name="T28"><text:s text:c="16"/>distance[v] = distance[u] + weight</text:span></text:p>
      <text:p text:style-name="P1"><text:span text:style-name="T28"><text:s text:c="4"/># Check for negative weight cycles</text:span></text:p>
      <text:p text:style-name="P1"><text:span text:style-name="T28"><text:s text:c="4"/>for u, v, weight in graph:</text:span></text:p>
      <text:p text:style-name="P1"><text:span text:style-name="T28"><text:s text:c="8"/>if distance[u] != float('inf') and distance[u] + weight &lt; distance[v]:</text:span></text:p>
      <text:p text:style-name="P1"><text:span text:style-name="T28"><text:s text:c="12"/>print("Graph contains negative weight cycle")</text:span></text:p>
      <text:p text:style-name="P1"><text:span text:style-name="T28"><text:s text:c="12"/>return None</text:span></text:p>
      <text:p text:style-name="P1"><text:span text:style-name="T28"><text:s text:c="4"/>return distance</text:span></text:p>
      <text:p text:style-name="P1"><text:span text:style-name="T28"># Example graph</text:span></text:p>
      <text:p text:style-name="P1"><text:span text:style-name="T28">graph = [(0, 1, -1), (0, 2, 4), (1, 2, 3), (1, 3, 2), (1, 4, 2), (3, 2, 5), (3, 1, 1), (4, 3, -3)]</text:span></text:p>
      <text:p text:style-name="P1"><text:span text:style-name="T28">print(bellman_ford(graph, 5, 0))<text:s text:c="2"/># Shortest distances from source vertex</text:span></text:p>
      <text:p text:style-name="P1"><text:span text:style-name="T28">1.7<text:s/></text:span><text:span text:style-name="T29">Dijkstra's Algorithm</text:span></text:p>
      <text:p text:style-name="P1"><text:span text:style-name="T30">Dijkstra's algorithm is used to find the shortest path from a single source to all other vertices in a weighted graph, but it only works with non-negative weights.</text:span></text:p>
      <text:p text:style-name="P1"><text:span text:style-name="T30"/></text:p>
      <text:p text:style-name="P1"><text:span text:style-name="T30">python</text:span></text:p>
      <text:p text:style-name="P1"><text:span text:style-name="T30">Copy</text:span></text:p>
      <text:p text:style-name="P1"><text:span text:style-name="T30">import heapq</text:span></text:p>
      <text:p text:style-name="P1"><text:span text:style-name="T30"/></text:p>
      <text:p text:style-name="P1"><text:span text:style-name="T30"># Dijkstra's Algorithm</text:span></text:p>
      <text:p text:style-name="P1"><text:span text:style-name="T30">def dijkstra(graph, start):</text:span></text:p>
      <text:p text:style-name="P1"><text:span text:style-name="T30"><text:s text:c="4"/>pq = [(0, start)]</text:span></text:p>
      <text:p text:style-name="P1"><text:span text:style-name="T30"><text:s text:c="4"/>distances = {start: 0}</text:span></text:p>
      <text:p text:style-name="P1"><text:span text:style-name="T30"><text:s text:c="4"/>while pq:</text:span></text:p>
      <text:p text:style-name="P1"><text:span text:style-name="T30"><text:s text:c="8"/>(dist, node) = heapq.heappop(pq)<text:s text:c="4"/></text:span></text:p>
      <text:p text:style-name="P1"><text:span text:style-name="T30"><text:s text:c="8"/>if dist &gt; distances.get(node, float('inf')):</text:span></text:p>
      <text:p text:style-name="P1"><text:span text:style-name="T30"><text:s text:c="12"/>continue<text:s text:c="2"/></text:span></text:p>
      <text:p text:style-name="P1"><text:span text:style-name="T30"><text:s text:c="8"/>for neighbor, weight in graph[node]:</text:span></text:p>
      <text:p text:style-name="P1"><text:span text:style-name="T30"><text:s text:c="12"/>distance = dist + weight</text:span></text:p>
      <text:p text:style-name="P1"><text:span text:style-name="T30"><text:s text:c="12"/>if distance &lt; distances.get(neighbor, float('inf')):</text:span></text:p>
      <text:p text:style-name="P1"><text:span text:style-name="T30"><text:s text:c="16"/>distances[neighbor] = distance</text:span></text:p>
      <text:p text:style-name="P1"><text:span text:style-name="T30"><text:s text:c="16"/>heapq.heappush(pq, (distance, neighbor))<text:s text:c="2"/></text:span></text:p>
      <text:p text:style-name="P1"><text:span text:style-name="T30"><text:s text:c="4"/>return distances</text:span></text:p>
      <text:p text:style-name="P1"><text:span text:style-name="T30">graph = {</text:span></text:p>
      <text:p text:style-name="P1"><text:span text:style-name="T30"><text:s text:c="4"/>0: [(1, 1), (2, 4)],</text:span></text:p>
      <text:p text:style-name="P1"><text:span text:style-name="T30"><text:s text:c="4"/>1: [(2, 2), (3, 5)],</text:span></text:p>
      <text:p text:style-name="P1"><text:span text:style-name="T30"><text:s text:c="4"/>2: [(3, 1)],</text:span></text:p>
      <text:p text:style-name="P1"><text:span text:style-name="T30"><text:s text:c="4"/>3: []</text:span></text:p>
      <text:p text:style-name="P1"><text:span text:style-name="T30">}</text:span></text:p>
      <text:p text:style-name="P1"><text:span text:style-name="T30">print(dijkstra(graph, 0))<text:s text:c="2"/># Shortest paths from source vertex #end</text:span></text:p>
      <text:p text:style-name="P1"><text:span text:style-name="T30">Find Path in a Maze (DFS)</text:span></text:p>
      <text:p text:style-name="P1"><text:span text:style-name="T30"># Depth-First Search (DFS) to find a path in a maze</text:span></text:p>
      <text:p text:style-name="P1"><text:span text:style-name="T30">def is_path_exists(maze, start, end):</text:span></text:p>
      <text:p text:style-name="P1"><text:span text:style-name="T30"><text:s text:c="4"/>rows, cols = len(maze), len(maze[0]</text:span></text:p>
      <text:p text:style-name="P1"><text:span text:style-name="T30"><text:s text:c="4"/># Directions: up, down, left, right</text:span></text:p>
      <text:p text:style-name="P1"><text:span text:style-name="T30"><text:s text:c="4"/>directions = [(-1, 0), (1, 0), (0, -1), (0, 1)<text:s text:c="3"/></text:span></text:p>
      <text:p text:style-name="P1"><text:span text:style-name="T30"><text:s text:c="4"/># Helper function to perform DFS</text:span></text:p>
      <text:p text:style-name="P1"><text:span text:style-name="T30"><text:s text:c="4"/>def dfs(x, y):</text:span></text:p>
      <text:p text:style-name="P1"><text:span text:style-name="T30"><text:s text:c="8"/>if (x, y) == end:<text:s text:c="2"/># Found the path</text:span></text:p>
      <text:p text:style-name="P1"><text:span text:style-name="T30"><text:s text:c="12"/>return True</text:span></text:p>
      <text:p text:style-name="P1"><text:span text:style-name="T30"><text:s text:c="8"/>if not (0 &lt;= x &lt; rows and 0 &lt;= y &lt; cols):<text:s text:c="2"/># Out of bounds</text:span></text:p>
      <text:p text:style-name="P1"><text:span text:style-name="T30"><text:s text:c="12"/>return False</text:span></text:p>
      <text:p text:style-name="P1"><text:span text:style-name="T30"><text:s text:c="8"/>if maze[x][y] == 1:<text:s text:c="2"/># Wall, can't go there</text:span></text:p>
      <text:p text:style-name="P1"><text:span text:style-name="T30"><text:s text:c="12"/>return False</text:span></text:p>
      <text:p text:style-name="P1"><text:span text:style-name="T30"><text:s text:c="8"/>maze[x][y] = 1<text:s text:c="2"/># Mark as visited<text:s text:c="4"/></text:span></text:p>
      <text:p text:style-name="P1"><text:span text:style-name="T30"><text:s text:c="8"/># Explore all four directions</text:span></text:p>
      <text:p text:style-name="P1"><text:span text:style-name="T30"><text:s text:c="8"/>for dx, dy in directions:</text:span></text:p>
      <text:p text:style-name="P1"><text:span text:style-name="T30"><text:s text:c="12"/>nx, ny = x + dx, y + dy</text:span></text:p>
      <text:p text:style-name="P1"><text:span text:style-name="T30"><text:s text:c="12"/>if dfs(nx, ny):</text:span></text:p>
      <text:p text:style-name="P1"><text:span text:style-name="T30"><text:s text:c="16"/>return True</text:span></text:p>
      <text:p text:style-name="P1"><text:span text:style-name="T30"><text:s text:c="8"/>return False<text:s text:c="2"/></text:span></text:p>
      <text:p text:style-name="P1"><text:span text:style-name="T30"><text:s text:c="4"/>return dfs(start[0], start[1]</text:span></text:p>
      <text:p text:style-name="P1"><text:span text:style-name="T30"># Example</text:span></text:p>
      <text:p text:style-name="P1"><text:span text:style-name="T30">maze = [</text:span></text:p>
      <text:p text:style-name="P1"><text:span text:style-name="T30"><text:s text:c="4"/>[0, 1, 0, 0],</text:span></text:p>
      <text:p text:style-name="P1"><text:span text:style-name="T30"><text:s text:c="4"/>[0, 1, 0, 1],</text:span></text:p>
      <text:p text:style-name="P1"><text:span text:style-name="T30"><text:s text:c="4"/>[0, 1, 0, 0],</text:span></text:p>
      <text:p text:style-name="P1"><text:span text:style-name="T30"><text:s text:c="4"/>[0, 0, 0, 0]</text:span></text:p>
      <text:p text:style-name="P1"><text:span text:style-name="T30">]</text:span></text:p>
      <text:p text:style-name="P1"><text:span text:style-name="T30">start = (0, 0)</text:span></text:p>
      <text:p text:style-name="P1"><text:span text:style-name="T30">end = (3, 3)</text:span></text:p>
      <text:p text:style-name="P1"><text:span text:style-name="T30">print(is_path_exists(maze, start, end))<text:s text:c="2"/># Output: True #end</text:span></text:p>
      <text:p text:style-name="P1"><text:span text:style-name="T31">Find Shortest Path in a Maze (BFS)</text:span><text:span text:style-name="T32"/></text:p>
      <text:p text:style-name="P1"><text:span text:style-name="T32">from collections import deque</text:span></text:p>
      <text:p text:style-name="P1"><text:span text:style-name="T32"># BFS to find the shortest path in a maze</text:span></text:p>
      <text:p text:style-name="P1"><text:span text:style-name="T32">def shortest_path(maze, start, end):</text:span></text:p>
      <text:p text:style-name="P1"><text:span text:style-name="T32"><text:s text:c="4"/>rows, cols = len(maze), len(maze[0])</text:span></text:p>
      <text:p text:style-name="P1"><text:span text:style-name="T32"><text:s text:c="4"/># Directions: up, down, left, right</text:span></text:p>
      <text:p text:style-name="P1"><text:span text:style-name="T32"><text:s text:c="4"/>directions = [(-1, 0), (1, 0), (0, -1), (0, 1)]</text:span></text:p>
      <text:p text:style-name="P1"><text:span text:style-name="T32"><text:s text:c="4"/>queue = deque([(start[0], start[1], 0)])<text:s text:c="2"/># (x, y, distance)</text:span></text:p>
      <text:p text:style-name="P1"><text:span text:style-name="T32"><text:s text:c="4"/>visited = set()</text:span></text:p>
      <text:p text:style-name="P1"><text:span text:style-name="T32"><text:s text:c="4"/>visited.add(start)</text:span></text:p>
      <text:p text:style-name="P1"><text:span text:style-name="T32"><text:s text:c="4"/>while queue:</text:span></text:p>
      <text:p text:style-name="P1"><text:span text:style-name="T32"><text:s text:c="8"/>x, y, dist = queue.popleft()</text:span></text:p>
      <text:p text:style-name="P1"><text:span text:style-name="T32"><text:s text:c="8"/># If we reach the end, return the distance</text:span></text:p>
      <text:p text:style-name="P1"><text:span text:style-name="T32"><text:s text:c="8"/>if (x, y) == end:</text:span></text:p>
      <text:p text:style-name="P1"><text:span text:style-name="T32"><text:s text:c="12"/>return dist </text:span></text:p>
      <text:p text:style-name="P1"><text:span text:style-name="T32"><text:s text:c="8"/># Explore all four directions</text:span></text:p>
      <text:p text:style-name="P1"><text:span text:style-name="T32"><text:s text:c="8"/>for dx, dy in directions:</text:span></text:p>
      <text:p text:style-name="P1"><text:span text:style-name="T32"><text:s text:c="12"/>nx, ny = x + dx, y + dy</text:span></text:p>
      <text:p text:style-name="P1"><text:span text:style-name="T32"><text:s text:c="12"/>if 0 &lt;= nx &lt; rows and 0 &lt;= ny &lt; cols and maze[nx][ny] == 0 and (nx, ny) not in visited:</text:span></text:p>
      <text:p text:style-name="P1"><text:span text:style-name="T32"><text:s text:c="16"/>visited.add((nx, ny))</text:span></text:p>
      <text:p text:style-name="P1"><text:span text:style-name="T32"><text:s text:c="16"/>queue.append((nx, ny, dist + 1))</text:span></text:p>
      <text:p text:style-name="P1"><text:span text:style-name="T32"><text:s text:c="4"/>return -1<text:s text:c="2"/># No path found</text:span></text:p>
      <text:p text:style-name="P1"><text:span text:style-name="T32"># Example</text:span></text:p>
      <text:p text:style-name="P1"><text:span text:style-name="T32">maze = [</text:span></text:p>
      <text:p text:style-name="P1"><text:span text:style-name="T32"><text:s text:c="4"/>[0, 1, 0, 0],</text:span></text:p>
      <text:p text:style-name="P1"><text:span text:style-name="T32"><text:s text:c="4"/>[0, 1, 0, 1],</text:span></text:p>
      <text:p text:style-name="P1"><text:span text:style-name="T32"><text:s text:c="4"/>[0, 0, 0, 0],</text:span></text:p>
      <text:p text:style-name="P1"><text:span text:style-name="T32"><text:s text:c="4"/>[0, 1, 1, 0]</text:span></text:p>
      <text:p text:style-name="P1"><text:span text:style-name="T32">]</text:span></text:p>
      <text:p text:style-name="P1"><text:span text:style-name="T32">start = (0, 0)</text:span></text:p>
      <text:p text:style-name="P1"><text:span text:style-name="T32">end = (3, 3)</text:span></text:p>
      <text:p text:style-name="P1"><text:span text:style-name="T32">print(shortest_path(maze, start, end))<text:s text:c="2"/># Output: 5 (path length) #end </text:span></text:p>
      <text:p text:style-name="P1"><text:span text:style-name="T33"># Backtracking to find a path in a maze</text:span></text:p>
      <text:p text:style-name="P1"><text:span text:style-name="T34">def solve_maze(maze, start, end):</text:span></text:p>
      <text:p text:style-name="P1"><text:span text:style-name="T34"><text:s text:c="4"/>rows, cols = len(maze), len(maze[0])</text:span></text:p>
      <text:p text:style-name="P1"><text:span text:style-name="T34"><text:s text:c="4"/># Directions: up, down, left, right</text:span></text:p>
      <text:p text:style-name="P1"><text:span text:style-name="T34"><text:s text:c="4"/>directions = [(-1, 0), (1, 0), (0, -1), (0, 1)]</text:span></text:p>
      <text:p text:style-name="P1"><text:span text:style-name="T34"><text:s text:c="4"/># Helper function to perform backtracking</text:span></text:p>
      <text:p text:style-name="P1"><text:span text:style-name="T34"><text:s text:c="4"/>def backtrack(x, y):</text:span></text:p>
      <text:p text:style-name="P1"><text:span text:style-name="T34"><text:s text:c="8"/>if (x, y) == end:<text:s text:c="2"/># Found the path</text:span></text:p>
      <text:p text:style-name="P1"><text:span text:style-name="T34"><text:s text:c="12"/>return [(x, y)]</text:span></text:p>
      <text:p text:style-name="P1"><text:span text:style-name="T34"><text:s text:c="8"/>if not (0 &lt;= x &lt; rows and 0 &lt;= y &lt; cols):<text:s text:c="2"/># Out of bounds</text:span></text:p>
      <text:p text:style-name="P1"><text:span text:style-name="T34"><text:s text:c="12"/>return []</text:span></text:p>
      <text:p text:style-name="P1"><text:span text:style-name="T34"><text:s text:c="8"/>if maze[x][y] == 1:<text:s text:c="2"/># Wall, can't go there</text:span></text:p>
      <text:p text:style-name="P1"><text:span text:style-name="T34"><text:s text:c="12"/>return []<text:s text:c="2"/></text:span></text:p>
      <text:p text:style-name="P1"><text:span text:style-name="T34"><text:s text:c="8"/>maze[x][y] = 1<text:s text:c="2"/># Mark as visited<text:s text:c="2"/></text:span></text:p>
      <text:p text:style-name="P1"><text:span text:style-name="T34"><text:s text:c="8"/># Explore all four directions</text:span></text:p>
      <text:p text:style-name="P1"><text:span text:style-name="T34"><text:s text:c="8"/>for dx, dy in directions:</text:span></text:p>
      <text:p text:style-name="P1"><text:span text:style-name="T34"><text:s text:c="12"/>nx, ny = x + dx, y + dy</text:span></text:p>
      <text:p text:style-name="P1"><text:span text:style-name="T34"><text:s text:c="12"/>path = backtrack(nx, ny)</text:span></text:p>
      <text:p text:style-name="P1"><text:span text:style-name="T34"><text:s text:c="12"/>if path:<text:s text:c="2"/># If path is found, return the path</text:span></text:p>
      <text:p text:style-name="P1"><text:span text:style-name="T34"><text:s text:c="16"/>return [(x, y)] + path</text:span></text:p>
      <text:p text:style-name="P1"><text:span text:style-name="T34"><text:s text:c="8"/>return []<text:s text:c="2"/># No path found, backtrack</text:span></text:p>
      <text:p text:style-name="P1"><text:span text:style-name="T34"><text:s text:c="4"/>return backtrack(start[0], start[1]</text:span></text:p>
      <text:p text:style-name="P1"><text:span text:style-name="T34"># Example</text:span></text:p>
      <text:p text:style-name="P1"><text:span text:style-name="T34">maze = [</text:span></text:p>
      <text:p text:style-name="P1"><text:span text:style-name="T34"><text:s text:c="4"/>[0, 1, 0, 0],</text:span></text:p>
      <text:p text:style-name="P1"><text:span text:style-name="T34"><text:s text:c="4"/>[0, 1, 0, 1],</text:span></text:p>
      <text:p text:style-name="P1"><text:span text:style-name="T34"><text:s text:c="4"/>[0, 0, 0, 0],</text:span></text:p>
      <text:p text:style-name="P1"><text:span text:style-name="T34"><text:s text:c="4"/>[0, 1, 1, 0]</text:span></text:p>
      <text:p text:style-name="P1"><text:span text:style-name="T34">]</text:span></text:p>
      <text:p text:style-name="P1"><text:span text:style-name="T34">start = (0, 0)</text:span></text:p>
      <text:p text:style-name="P1"><text:span text:style-name="T34">end = (3, 3)</text:span></text:p>
      <text:p text:style-name="P1"><text:span text:style-name="T34">path = solve_maze(maze, start, end)</text:span></text:p>
      <text:p text:style-name="P1"><text:span text:style-name="T34">print(path)<text:s text:c="2"/># Output: [(0, 0), (1, 0), (2, 0), (3, 0), (3, 1), (3, 2), (3, 3)] #end</text:span></text:p>
      <text:p text:style-name="P1"><text:span text:style-name="T34">Problem:<text:s/></text:span><text:span text:style-name="T35">Find all possible paths from the top-left to the bottom-right of the maze.</text:span></text:p>
      <text:p text:style-name="P1"><text:span text:style-name="T36">Solution: Use DFS to explore all possible paths recursively.</text:span></text:p>
      <text:p text:style-name="P1"><text:span text:style-name="T36"># Find all paths in a maze using DFS</text:span></text:p>
      <text:p text:style-name="P1"><text:span text:style-name="T36">def find_all_paths(maze, start, end):</text:span></text:p>
      <text:p text:style-name="P1"><text:span text:style-name="T36"><text:s text:c="4"/>rows, cols = len(maze), len(maze[0])</text:span></text:p>
      <text:p text:style-name="P1"><text:span text:style-name="T36"><text:s text:c="4"/>all_paths = []</text:span></text:p>
      <text:p text:style-name="P1"><text:span text:style-name="T36"><text:s text:c="4"/></text:span></text:p>
      <text:p text:style-name="P1"><text:span text:style-name="T36"><text:s text:c="4"/># Directions: up, down, left, right</text:span></text:p>
      <text:p text:style-name="P1"><text:span text:style-name="T36"><text:s text:c="4"/>directions = [(-1, 0), (1, 0), (0, -1), (0, 1)]</text:span></text:p>
      <text:p text:style-name="P1"><text:span text:style-name="T36"><text:s text:c="4"/></text:span></text:p>
      <text:p text:style-name="P1"><text:span text:style-name="T36"><text:s text:c="4"/>def dfs(x, y, path):</text:span></text:p>
      <text:p text:style-name="P1"><text:span text:style-name="T36"><text:s text:c="8"/>if (x, y) == end:</text:span></text:p>
      <text:p text:style-name="P1"><text:span text:style-name="T36"><text:s text:c="12"/>all_paths.append(path)</text:span></text:p>
      <text:p text:style-name="P1"><text:span text:style-name="T36"><text:s text:c="12"/>return</text:span></text:p>
      <text:p text:style-name="P1"><text:span text:style-name="T36"><text:s text:c="8"/>if not (0 &lt;= x &lt; rows and 0 &lt;= y &lt; cols):<text:s text:c="2"/># Out of bounds</text:span></text:p>
      <text:p text:style-name="P1"><text:span text:style-name="T36"><text:s text:c="12"/>return</text:span></text:p>
      <text:p text:style-name="P1"><text:span text:style-name="T36"><text:s text:c="8"/>if maze[x][y] == 1:<text:s text:c="2"/># Wall, can't go there</text:span></text:p>
      <text:p text:style-name="P1"><text:span text:style-name="T36"><text:s text:c="12"/>return</text:span></text:p>
      <text:p text:style-name="P1"><text:span text:style-name="T36"><text:s text:c="8"/>maze[x][y] = 1<text:s text:c="2"/># Mark as visited</text:span></text:p>
      <text:p text:style-name="P1"><text:span text:style-name="T36"><text:s text:c="9"/># Explore all four directions</text:span></text:p>
      <text:p text:style-name="P1"><text:span text:style-name="T36"><text:s text:c="8"/>for dx, dy in directions:</text:span></text:p>
      <text:p text:style-name="P1"><text:span text:style-name="T36"><text:s text:c="12"/>dfs(x + dx, y + dy, path + [(x + dx, y + dy)]) </text:span></text:p>
      <text:p text:style-name="P1"><text:span text:style-name="T36"><text:s text:c="8"/>maze[x][y] = 0<text:s text:c="2"/># Unmark as visited</text:span></text:p>
      <text:p text:style-name="P1"><text:span text:style-name="T36"><text:s text:c="4"/>dfs(start[0], start[1], [start])</text:span></text:p>
      <text:p text:style-name="P1"><text:span text:style-name="T36"><text:s text:c="4"/>return all_path</text:span></text:p>
      <text:p text:style-name="P1"><text:span text:style-name="T36"># Example</text:span></text:p>
      <text:p text:style-name="P1"><text:span text:style-name="T36">maze = [</text:span></text:p>
      <text:p text:style-name="P1"><text:span text:style-name="T36"><text:s text:c="4"/>[0, 1, 0, 0],</text:span></text:p>
      <text:p text:style-name="P1"><text:span text:style-name="T36"><text:s text:c="4"/>[0, 0, 0, 1],</text:span></text:p>
      <text:p text:style-name="P1"><text:span text:style-name="T36"><text:s text:c="4"/>[0, 1, 0, 0],</text:span></text:p>
      <text:p text:style-name="P1"><text:span text:style-name="T36"><text:s text:c="4"/>[0, 0, 0, 0]</text:span></text:p>
      <text:p text:style-name="P1"><text:span text:style-name="T36">]</text:span></text:p>
      <text:p text:style-name="P1"><text:span text:style-name="T36">start = (0, 0)</text:span></text:p>
      <text:p text:style-name="P1"><text:span text:style-name="T36">end = (3, 3)</text:span></text:p>
      <text:p text:style-name="P1"><text:span text:style-name="T36">paths = find_all_paths(maze, start, end)</text:span></text:p>
      <text:p text:style-name="P1"><text:span text:style-name="T36">for path in paths:</text:span></text:p>
      <text:p text:style-name="P1"><text:span text:style-name="T36"><text:s text:c="4"/>print(path) #END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